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9000001F0E9444A36CA3C096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181cm" svg:height="10.512cm" svg:x="1.018cm" svg:y="0.888cm">
          <draw:image xlink:href="Pictures/1000000000000389000001F0E9444A36CA3C096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22T07:24:10.462341564</dc:date>
    <meta:editing-duration>PT10M43S</meta:editing-duration>
    <meta:editing-cycles>2</meta:editing-cycles>
    <meta:generator>LibreOffice/5.1.4.2$Linux_X86_64 LibreOffice_project/10m0$Build-2</meta:generator>
    <meta:document-statistic meta:object-count="1"/>
  </office:meta>
</office:document-meta>
</file>